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df00" officeooo:paragraph-rsid="000cdf00"/>
    </style:style>
    <style:style style:name="P2" style:family="paragraph" style:parent-style-name="Standard">
      <style:text-properties officeooo:rsid="000d77fc" officeooo:paragraph-rsid="000d77fc"/>
    </style:style>
    <style:style style:name="T1" style:family="text">
      <style:text-properties officeooo:rsid="000f2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TENCIAS XQUERY MENU:</text:p>
      <text:p text:style-name="P1">STORY6.</text:p>
      <text:p text:style-name="P1"/>
      <text:p text:style-name="P1">1. Solo los postres.</text:p>
      <text:p text:style-name="P1">for $menu in doc("menu.xml")//restaurante</text:p>
      <text:p text:style-name="P1">return $menu /plato[@tipo="postre"]</text:p>
      <text:p text:style-name="P1"/>
      <text:p text:style-name="P1">2.Todos los platos que tengan un precio menor a 10 euros</text:p>
      <text:p text:style-name="P1">for $menu in doc("menu.xml")//restaurante</text:p>
      <text:p text:style-name="P1">return $menu /plato[precio&lt;10]</text:p>
      <text:p text:style-name="P1"/>
      <text:p text:style-name="P1">3.todos los platos que tenga como ingrediente pescado</text:p>
      <text:p text:style-name="P1">for $menu in doc("menu.xml")//restaurante</text:p>
      <text:p text:style-name="P1">return $menu /plato[ingredientes='calamares']</text:p>
      <text:p text:style-name="P1"/>
      <text:p text:style-name="P1">4.El último plato de la lista</text:p>
      <text:p text:style-name="P1">for $menu in doc("menu.xml")//restaurante</text:p>
      <text:p text:style-name="P1">return $menu //plato[last()]</text:p>
      <text:p text:style-name="P1"/>
      <text:p text:style-name="P2">5.Sólo el nombre de todos los platos</text:p>
      <text:p text:style-name="P2">for $menu in doc("menu.xml")//restaurante</text:p>
      <text:p text:style-name="P2">return $menu /plato/nombre/text()</text:p>
      <text:p text:style-name="P2"/>
      <text:p text:style-name="P2">6.Sólo el nombre y el primer ingrediente de todos los platos</text:p>
      <text:p text:style-name="P2">for $menu in doc("menu.xml")//restaurante/plato</text:p>
      <text:p text:style-name="P2">return $menu /nombre | $menu /ingredientes[1]</text:p>
      <text:p text:style-name="P2"/>
      <text:p text:style-name="P2">7.Haz 3 consultas más sobre lo que quieras. Especifica que es lo que estás consultando.</text:p>
      <text:p text:style-name="P2"><text:s/>-Saco el precio y el segundo ingrediente de mis platos:</text:p>
      <text:p text:style-name="P2">for $menu in doc("menu.xml")//restaurante/plato</text:p>
      <text:p text:style-name="P2">return $menu /precio | $menu /ingredientes[2]</text:p>
      <text:p text:style-name="P2"/>
      <text:p text:style-name="P2"/>
      <text:p text:style-name="P2">-<text:span text:style-name="T1">Saco los platos solo de tipor principal:</text:span></text:p>
      <text:p text:style-name="P2">for $menu in doc("menu.xml")//restaurante</text:p>
      <text:p text:style-name="P2">return $menu /plato [@tipo="principal"] <text:s/></text:p>
      <text:p text:style-name="P2"/>
      <text:p text:style-name="P2">-<text:span text:style-name="T1">Saco el texto de los ingredientes.</text:span></text:p>
      <text:p text:style-name="P2">for $menu in doc("menu.xml")//restaurante/plato</text:p>
      <text:p text:style-name="P2">return $menu /ingredientes/text()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1T13:55:13.967000000</dc:date>
    <meta:editing-duration>PT3M39S</meta:editing-duration>
    <meta:editing-cycles>1</meta:editing-cycles>
    <meta:document-statistic meta:table-count="0" meta:image-count="0" meta:object-count="0" meta:page-count="1" meta:paragraph-count="30" meta:word-count="159" meta:character-count="1227" meta:non-whitespace-character-count="1093"/>
    <meta:generator>LibreOffice/7.1.2.2$Windows_X86_64 LibreOffice_project/8a45595d069ef5570103caea1b71cc9d82b2aae4</meta:generator>
  </office:meta>
</office:document-meta>
</file>